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9dd" officeooo:paragraph-rsid="001f29dd"/>
    </style:style>
    <style:style style:name="P2" style:family="paragraph" style:parent-style-name="Standard">
      <style:text-properties officeooo:rsid="0020546c" officeooo:paragraph-rsid="0020546c"/>
    </style:style>
    <style:style style:name="P3" style:family="paragraph" style:parent-style-name="Text_20_body" style:list-style-name="L4">
      <style:text-properties officeooo:rsid="001f29dd" officeooo:paragraph-rsid="001f29dd"/>
    </style:style>
    <style:style style:name="P4" style:family="paragraph" style:parent-style-name="Text_20_body">
      <style:text-properties officeooo:rsid="0020546c" officeooo:paragraph-rsid="0020546c"/>
    </style:style>
    <style:style style:name="P5" style:family="paragraph" style:parent-style-name="Text_20_body" style:list-style-name="L4">
      <style:text-properties officeooo:rsid="0020546c" officeooo:paragraph-rsid="0020546c"/>
    </style:style>
    <style:style style:name="P6" style:family="paragraph" style:parent-style-name="Text_20_body">
      <style:text-properties officeooo:rsid="0022054e" officeooo:paragraph-rsid="0022054e"/>
    </style:style>
    <style:style style:name="P7" style:family="paragraph" style:parent-style-name="Text_20_body">
      <style:text-properties officeooo:rsid="0022a924" officeooo:paragraph-rsid="0022a924"/>
    </style:style>
    <style:style style:name="P8" style:family="paragraph" style:parent-style-name="Text_20_body" style:list-style-name="L3"/>
    <style:style style:name="P9" style:family="paragraph" style:parent-style-name="Footnote">
      <style:text-properties officeooo:rsid="0020546c" officeooo:paragraph-rsid="0020546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0546c"/>
    </style:style>
    <style:style style:name="T3" style:family="text">
      <style:text-properties officeooo:rsid="0022054e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officeooo:rsid="0022054e"/>
    </style:style>
    <style:style style:name="T6" style:family="text">
      <style:text-properties style:font-name="Courier 10 Pitch" officeooo:rsid="002268fb"/>
    </style:style>
    <style:style style:name="T7" style:family="text">
      <style:text-properties style:font-name="Courier 10 Pitch" officeooo:rsid="0022a924"/>
    </style:style>
    <style:style style:name="T8" style:family="text">
      <style:text-properties officeooo:rsid="0022a9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ünftige Regeln für Produktiv-Deployments</text:h>
      <text:p text:style-name="P1"/>
      <text:p text:style-name="P1">Gültig ab: 1. 1. 2019</text:p>
      <text:p text:style-name="P1">(Weil sich dieses Datum jeder merken können sollte.)</text:p>
      <text:p text:style-name="P2">Die folgenden Vereinbarungen ersetzen/erweitern die Vereinbarungen im Forum<text:note text:id="ftn2" text:note-class="footnote"><text:note-citation>1</text:note-citation><text:note-body><text:p text:style-name="P9">Alte Vereinbarung: <text:a xlink:type="simple" xlink:href="https://siedelwood-neu.de/myBB/showthread.php?tid=790&amp;pid=18835#pid18835" text:style-name="Internet_20_link" text:visited-style-name="Visited_20_Internet_20_Link">https://siedelwood-neu.de/myBB/showthread.php?tid=790&amp;pid=18835#pid18835</text:a></text:p></text:note-body></text:note>.</text:p>
      <text:h text:style-name="Heading_20_2" text:outline-level="2"><text:span text:style-name="T8">§1<text:tab/></text:span>Wann wird eine neue Version ausgeteilt?</text:h>
      <text:list xml:id="list2951614625040811293" text:style-name="L3">
        <text:list-item>
          <text:p text:style-name="P8">Am 1. 1. 2020 <text:span text:style-name="T2">wird eine neue Version mit der nächst höheren Major-Nummer veröffentlicht (siehe §3). Diese Version enthält alle stabilen neuen Features, sofern es welche gibt.</text:span></text:p>
        </text:list-item>
        <text:list-item>
          <text:p text:style-name="P8">Unverzuglich<text:note text:id="ftn1" text:note-class="footnote"><text:note-citation>2</text:note-citation><text:note-body><text:p text:style-name="P9">Zeitnah, nach Abschluss aller Tests (gleicher oder nächster Tag)</text:p></text:note-body></text:note>, wenn folgende Fehler behoben wurden:<text:line-break/>- Syntaxfehler: QSB kann im Spiel nicht geladen werden.<text:line-break/>- Laufzeitfehler: Wegen falscher Referenzen funktioniert die QSB nicht.<text:line-break/>- Funktionale Fehler: Ein Feature funktioniert nicht richtig. Es kommt zu Abstürzen oder das erwartete Verhalten tritt nicht ein (z.B. Move() bewegt das Entity nicht).</text:p>
        </text:list-item>
        <text:list-item>
          <text:p text:style-name="P8">Monatlich, wenn Bugs, die <text:span text:style-name="T1">nicht</text:span> unmittelbar zur nicht-Benutzbarkeit führen aber unter Umständen die Funktion stören, behoben wurden.</text:p>
        </text:list-item>
      </text:list>
      <text:h text:style-name="Heading_20_2" text:outline-level="2"><text:span text:style-name="T8">§2<text:tab/></text:span>Wann wird <text:span text:style-name="T1">nicht</text:span> ausgeteilt?</text:h>
      <text:list xml:id="list7274715508952769902" text:style-name="L4">
        <text:list-item>
          <text:p text:style-name="P3">Auf Zuruf: Die „Kunden“ verlangen die sofortige Umsetzung eines Wunsches.</text:p>
        </text:list-item>
        <text:list-item>
          <text:p text:style-name="P3">Aus Lust und Laune: Der Entwickler / die Entwicklerin hat ein neues Feature geschrieben und will es unbedingt unter die Leute bringen.</text:p>
        </text:list-item>
        <text:list-item>
          <text:p text:style-name="P3">Eine Code-Optimierung <text:span text:style-name="T2">wurde durchgeführt. Optimierungen sind keine wichtigen Änderungen. Sie verbessern Lesbarkeit und/oder Performance, beheben aber keine Fehler!</text:span></text:p>
        </text:list-item>
        <text:list-item>
          <text:p text:style-name="P5">Ein neues Feature wurde fertiggestellt<text:note text:id="ftn0" text:note-class="footnote"><text:note-citation>3</text:note-citation><text:note-body><text:p text:style-name="P9">Ein Feature ist fertiggestellt, wenn die Funktion programmiert wurde und das Feature erfolgreich getestet wurde.</text:p></text:note-body></text:note>. </text:p>
        </text:list-item>
      </text:list>
      <text:h text:style-name="Heading_20_2" text:outline-level="2"><text:span text:style-name="T8">§3<text:tab/></text:span>Neue<text:span text:style-name="T2">s Format für</text:span> Versions<text:span text:style-name="T2">bezeichnungen</text:span></text:h>
      <text:p text:style-name="P4">Weil das bisherige Format <text:span text:style-name="T4">RE XXXX</text:span> nicht durchsichtig genug ist, erhalten alle Versionen <text:span text:style-name="T1">nach</text:span> der Version RE 1420 eine eindeutigere Versionsbezeichnung. Die Versionsbezeichnung soll folgendes Format haben: <text:span text:style-name="T4">RE </text:span><text:span text:style-name="T5">&lt;Major&gt;.&lt;Minor&gt;.&lt;Bugfix&gt; </text:span><text:span text:style-name="T6">TT/MM/JJJJ</text:span><text:span text:style-name="T3"><text:line-break/>Beispiel: </text:span><text:span text:style-name="T5">RE 1.</text:span><text:span text:style-name="T7">2</text:span><text:span text:style-name="T5">.13 05/02/2019</text:span></text:p>
      <text:p text:style-name="P6">Diese Versionsbezeichnung wird auch im Spiel angezeigt über das Komando <text:span text:style-name="T4">version</text:span>.</text:p>
      <text:p text:style-name="P7">Major: Fortlaufende Nummerierung für die „Jahresversion“ (beginnt ab 1)<text:line-break/>Minor: Monatliche Bugfixes (also von 1 – 12)<text:line-break/>Bugfix: Fortlaufend für jedes Bugfix-Release (siehe §1.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Standard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08:55:14.640861419</meta:creation-date>
    <dc:date>2018-12-14T10:00:31.815793639</dc:date>
    <meta:editing-duration>PT8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92" meta:character-count="2177" meta:non-whitespace-character-count="1910"/>
  </office:meta>
</office:document-meta>
</file>